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paragraph-properties fo:text-align="center"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0" style:family="paragraph" style:parent-style-name="Standard" style:list-style-name="L2">
      <style:text-properties style:font-name="DejaVu Serif" fo:font-size="11pt" fo:font-weight="normal" style:font-name-asian="Microsoft YaHei" style:font-size-asian="11pt" style:font-weight-asian="normal" style:font-name-complex="Arial1" style:font-size-complex="11pt" style:font-weight-complex="normal"/>
    </style:style>
    <style:style style:name="P11"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2"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3"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8">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8"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9"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0"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21" style:family="paragraph" style:parent-style-name="Standard" style:list-style-name="L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2" style:family="paragraph" style:parent-style-name="Heading_20_1">
      <style:paragraph-properties loext:contextual-spacing="false" fo:margin-top="0in" fo:margin-bottom="0in"/>
    </style:style>
    <style:style style:name="P23"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4"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3" style:family="text">
      <style:text-properties fo:font-style="normal" style:font-style-asian="normal" style:font-style-complex="normal"/>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3">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6">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6">These stories usually starts small – that one healing potion is the difference between life and death. As the story picks up, and your characters get larger, stronger, more influential, it becomes more about these </text:span></text:span><text:span text:style-name="Emphasis"><text:span text:style-name="T14">people</text:span></text:span><text:span text:style-name="Emphasis"><text:span text:style-name="T16">, who </text:span></text:span><text:span text:style-name="Emphasis"><text:span text:style-name="T14">they</text:span></text:span><text:span text:style-name="Emphasis"><text:span text:style-name="T16"> are, what </text:span></text:span><text:span text:style-name="Emphasis"><text:span text:style-name="T14">they</text:span></text:span><text:span text:style-name="Emphasis"><text:span text:style-name="T16"> do, and </text:span></text:span><text:span text:style-name="Emphasis"><text:span text:style-name="T15">why</text:span></text:span><text:span text:style-name="Emphasis"><text:span text:style-name="T16"> they do it </text:span></text:span><text:span text:style-name="Emphasis"><text:span text:style-name="T14">that way</text:span></text:span><text:span text:style-name="Emphasis"><text:span text:style-name="T16">, and the barriers they face along the way.</text:span></text:span></text:p>
      <text:h text:style-name="P24" text:outline-level="1">Part 1: </text:h>
      <text:h text:style-name="P23" text:outline-level="1"><text:span text:style-name="Emphasis"><text:span text:style-name="T13">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24" text:outline-level="1">Part 2: </text:h>
      <text:h text:style-name="P23"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7">Part 2a: Before</text:p>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7">Dexterity</text:span> is your character’s ability to dodge a flying tomato.</text:p>
      <text:p text:style-name="P5"><text:span text:style-name="T17">Intelligence</text:span> is your character’s ability to logically understand why a tomato is technically categorized as a fruit.</text:p>
      <text:p text:style-name="P5"><text:span text:style-name="T17">Wisdom</text:span> is your character’s ability to intuitively understand that a tomato will not go well in this fruit salad.</text:p>
      <text:p text:style-name="P5"><text:span text:style-name="T17">Charisma</text:span> is your character’s ability to convince someone that eating this tomato-fruit salad is actually a <text:span text:style-name="T17">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8">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5"><text:span text:style-name="T17">Human</text:span></text:p>
      <text:list xml:id="list2371476950490469508" text:style-name="L2">
        <text:list-item>
          <text:p text:style-name="P10">Humans fully mature after about twenty-five years of life, and with the assistance of medical or magical care, could live up to about ninety years.</text:p>
        </text:list-item>
        <text:list-item>
          <text:p text:style-name="P10">Humans stand anywhere from four to six feet tall.</text:p>
          <text:list>
            <text:list-item>
              <text:p text:style-name="P10">You are a Medium creature, and have a Speed of thirty feet per round.</text:p>
            </text:list-item>
          </text:list>
        </text:list-item>
        <text:list-item>
          <text:p text:style-name="P10">Humans are extremely versatile, and tend to pick up skills in youth they use throughout their life. </text:p>
          <text:list>
            <text:list-item>
              <text:p text:style-name="P10">You may gain a feat of your choice (see <text:span text:style-name="T18">Appendix B: Feats</text:span>), a Skill Proficiency of your choice, and a plus one to an Ability Score of your choice.</text:p>
            </text:list-item>
          </text:list>
        </text:list-item>
      </text:list>
      <text:p text:style-name="P16">Goblin</text:p>
      <text:list xml:id="list3422288668842793657" text:style-name="L3">
        <text:list-item>
          <text:p text:style-name="P21"><text:soft-page-break/>Goblins fully mature after about twenty years of life, and with the assistance of medical or magical care, could live up to about eighty years.</text:p>
        </text:list-item>
        <text:list-item>
          <text:p text:style-name="P21">Goblins stand anywhere from two to eight feet tall.</text:p>
          <text:list>
            <text:list-item>
              <text:p text:style-name="P21">As your size is quite variable, please see the <text:span text:style-name="T17">Measured Size to Mechanical Size</text:span> table in <text:span text:style-name="T18">Appendix A: Tables</text:span>.</text:p>
            </text:list-item>
          </text:list>
        </text:list-item>
        <text:list-item>
          <text:p text:style-name="P21">Goblins are preternaturally agile, and can maneuver with a deftness and speed others may only ever wish to obtain. </text:p>
          <text:list>
            <text:list-item>
              <text:p text:style-name="P21">You may take the Disengage or Hide Full Actions as Bonus Actions on your turn.</text:p>
            </text:list-item>
            <text:list-item>
              <text:p text:style-name="P21">In addition, you may, once between Rests, add half your proficiency bonus to your Armor Class or Stealth Skill until the start of your next turn.</text:p>
            </text:list-item>
          </text:list>
        </text:list-item>
      </text:list>
      <text:p text:style-name="P16">Elven</text:p>
      <text:list xml:id="list191311535410411964" text:style-name="L4">
        <text:list-item>
          <text:p text:style-name="P11">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1">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1">Elves stand anywhere from four to seven feet tall.</text:p>
          <text:list>
            <text:list-item>
              <text:p text:style-name="P11">You are a Medium creature, and have a Speed of thirty feet per round.</text:p>
            </text:list-item>
          </text:list>
        </text:list-item>
        <text:list-item>
          <text:p text:style-name="P11">Elves are preternaturally sensitive to sights and sounds, allowing them an advantage in the fields of beauty and perceiving.</text:p>
          <text:list>
            <text:list-item>
              <text:p text:style-name="P11">You have proficiency in the Spot and Listen Skills.</text:p>
            </text:list-item>
          </text:list>
        </text:list-item>
      </text:list>
      <text:p text:style-name="P16">Dwarven</text:p>
      <text:list xml:id="list74411577349350835" text:style-name="L8">
        <text:list-item>
          <text:p text:style-name="P15">Dwarves fully mature after about seventy-five years of life, and with the assistance of medical or magical care, could live up to about four-hundred years.</text:p>
        </text:list-item>
        <text:list-item>
          <text:p text:style-name="P15">Dwarves stand anywhere from three to four feet tall.</text:p>
          <text:list>
            <text:list-item>
              <text:p text:style-name="P15">You are a Small creature, and you have a Speed of twenty-five feet per round.</text:p>
            </text:list-item>
          </text:list>
        </text:list-item>
        <text:list-item>
          <text:p text:style-name="P15">Dwarves are preternaturally durable, even under what humans may consider “the extremest” of circumstances.</text:p>
          <text:list>
            <text:list-item>
              <text:p text:style-name="P15">When calculating your Maximum Vitality, you have an effective plus two to your Constitution Modifier.</text:p>
            </text:list-item>
          </text:list>
        </text:list-item>
      </text:list>
      <text:p text:style-name="P16">Orcish</text:p>
      <text:list xml:id="list555753001864082223" text:style-name="L7">
        <text:list-item>
          <text:p text:style-name="P14">Orcs fully mature after about twenty-five years of life, and with the assistance of medical or magical care, could live up to about ninety years.</text:p>
        </text:list-item>
        <text:list-item>
          <text:p text:style-name="P14">Orcs stand anywhere from five to eight feet tall.</text:p>
          <text:list>
            <text:list-item>
              <text:p text:style-name="P14">You are a Medium creature, and you have a Speed of thirty feet per round.</text:p>
            </text:list-item>
          </text:list>
        </text:list-item>
        <text:list-item>
          <text:p text:style-name="P14">Orcs are preternaturally strong, outmatching some of the best of what non-magical nature has to offer even without tools or tactics.</text:p>
          <text:list>
            <text:list-item>
              <text:p text:style-name="P14">You have proficiency in the Athletics Skill.</text:p>
            </text:list-item>
            <text:list-item>
              <text:p text:style-name="P14">In addition, when you hit with a Weapon Attack, once between Rests, you may impose Vulnerability of a Damage Type of your choice on the creature you hit until the end of your next turn.</text:p>
            </text:list-item>
          </text:list>
        </text:list-item>
      </text:list>
      <text:p text:style-name="P16">Halfling</text:p>
      <text:list xml:id="list7212883593981506485" text:style-name="L6">
        <text:list-item>
          <text:p text:style-name="P13">Halfling fully mature after about twenty years of life, and with the assistance of medical or magical care, could live up to about one-hundred and sixty years.</text:p>
        </text:list-item>
        <text:list-item>
          <text:p text:style-name="P13">Halfling stand anywhere from three to four feet tall. </text:p>
          <text:list>
            <text:list-item>
              <text:p text:style-name="P13">You are a Small creature, and you have a Speed of twenty-five feet per round.</text:p>
            </text:list-item>
          </text:list>
        </text:list-item>
        <text:list-item>
          <text:p text:style-name="P13"><text:soft-page-break/>Halfling are preternaturally resistant to “bad luck”.</text:p>
          <text:list>
            <text:list-item>
              <text:p text:style-name="P13">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6">Shiftling</text:p>
      <text:list xml:id="list1938303223001015765" text:style-name="L5">
        <text:list-item>
          <text:p text:style-name="P12">Shiftling fully mature after about thirty years of life, and with the assistance of medical or magical care, could live up to about one-hundred thirty years.</text:p>
        </text:list-item>
        <text:list-item>
          <text:p text:style-name="P12">Shiftling stand anywhere from five to seven feet tall.</text:p>
          <text:list>
            <text:list-item>
              <text:p text:style-name="P12">You are a Medium creature, and you have a Speed of thirty feet per round.</text:p>
            </text:list-item>
          </text:list>
        </text:list-item>
        <text:list-item>
          <text:p text:style-name="P12">Shiftling have the preternatural ability to change their form nearly at will.</text:p>
          <text:list>
            <text:list-item>
              <text:p text:style-name="P12">You gain your choice of the following two abilities;</text:p>
              <text:list>
                <text:list-item>
                  <text:p text:style-name="P12">You may extend your nails into talons and your teeth into spikes. When you make an Unarmed Attack, you may add a d6 to the total damage you deal.</text:p>
                </text:list-item>
                <text:list-item>
                  <text:p text:style-name="P12">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6"><text:span text:style-name="T19">Now you will select your character's Culture. This is the sociological half of your character's environment,. Their Culture will bestow upon them Skills, Languages, and certain Ability Score increases representing what your character learned from their peers and idols.</text:span></text:p>
      <text:p text:style-name="P6"><text:span text:style-name="T19"/></text:p>
      <text:p text:style-name="P5">While your Referee may have a selection of heritages curated for the setting of your game, the following options represent a few “generic” fantasy cultures.</text:p>
      <text:p text:style-name="P5"><text:span text:style-name="T19"/></text:p>
      <text:p text:style-name="P16">Guilderlund<text:span text:style-name="T13"> – a capital bureaucracy</text:span></text:p>
      <text:list xml:id="list1264698905836584721" text:style-name="L9">
        <text:list-item>
          <text:p text:style-name="P17"><text:span text:style-name="T13">The people of Guilderlund value charm and wit. You gain a plus one bonus to your Charisma and Wisdom Ability Scores.</text:span></text:p>
        </text:list-item>
        <text:list-item>
          <text:p text:style-name="P17"><text:span text:style-name="T13">You know </text:span>Guildi<text:span text:style-name="T13">, the language of your cultural homeland, and </text:span>Trade-Common<text:span text:style-name="T13">, the language of intercultural trade and war.</text:span></text:p>
        </text:list-item>
        <text:list-item>
          <text:p text:style-name="P17"><text:span text:style-name="T13">You have proficiency in the Diplomacy and Appraise Skills.</text:span></text:p>
        </text:list-item>
        <text:list-item>
          <text:p text:style-name="P17"><text:span text:style-name="T13">When you make an Appraise Skill Check involving coinage or fine art, you may make that Check with Advantage.</text:span></text:p>
        </text:list-item>
      </text:list>
      <text:p text:style-name="P16">Bra-klin<text:span text:style-name="T13"> – a caste theocracy</text:span></text:p>
      <text:list xml:id="list5960349814812210594" text:style-name="L10">
        <text:list-item>
          <text:p text:style-name="P18"><text:span text:style-name="T13">The people of Bra-klin value physical power. You gain a plus one bonus to your Strength and Constitution Ability Scores.</text:span></text:p>
        </text:list-item>
        <text:list-item>
          <text:p text:style-name="P18"><text:span text:style-name="T13">You know </text:span>Klinklink<text:span text:style-name="T13">, the language of your cultural homeland, and </text:span>Trade-Common<text:span text:style-name="T13">, the language of intercultural trade and war.</text:span></text:p>
        </text:list-item>
        <text:list-item>
          <text:p text:style-name="P18"><text:span text:style-name="T13">You have proficiency in the Endurance and Streetwise Skills.</text:span></text:p>
        </text:list-item>
        <text:list-item>
          <text:p text:style-name="P18"><text:span text:style-name="T13">When you make a Strength based Save, you may make the Save with Advantage.</text:span></text:p>
        </text:list-item>
      </text:list>
      <text:p text:style-name="P16">Markain<text:span text:style-name="T13"> – a social democracy</text:span></text:p>
      <text:list xml:id="list4277147049410391266" text:style-name="L11">
        <text:list-item>
          <text:p text:style-name="P19"><text:span text:style-name="T13">The people of Markain value emotional and material knowledge. You gain a plus one bonus to your Wisdom and Intelligence Ability Scores.</text:span></text:p>
        </text:list-item>
        <text:list-item>
          <text:p text:style-name="P19"><text:span text:style-name="T13">You know </text:span>Markain<text:span text:style-name="T13">, the language of your cultural homeland, and </text:span>Trade-Common<text:span text:style-name="T13">, the language of intercultural trade and war.</text:span></text:p>
        </text:list-item>
        <text:list-item>
          <text:p text:style-name="P19"><text:span text:style-name="T13">You have proficiency in the Sense Motive and Diplomacy Skills.</text:span></text:p>
        </text:list-item>
        <text:list-item>
          <text:p text:style-name="P19"><text:span text:style-name="T13">When you make a Knowledge Skill Check, if you do not have proficiency in the Skill, you may add one to the roll.</text:span></text:p>
        </text:list-item>
      </text:list>
      <text:p text:style-name="P6"><text:soft-page-break/><text:span text:style-name="T19"/></text:p>
      <text:p text:style-name="P6">Background</text:p>
      <text:p text:style-name="P5">Your character's background</text:p>
      <text:p text:style-name="P5"/>
      <text:p text:style-name="P5">Part 2b: After</text:p>
      <text:p text:style-name="P5">Level One</text:p>
      <text:p text:style-name="P5">Beyond</text:p>
      <text:h text:style-name="P24" text:outline-level="1">Part 3: </text:h>
      <text:h text:style-name="P23" text:outline-level="1">Systems Management</text:h>
      <text:p text:style-name="P5">3a The D20</text:p>
      <text:p text:style-name="P5">Rolls</text:p>
      <text:p text:style-name="P5">Abilities</text:p>
      <text:p text:style-name="P5">Proficiencies</text:p>
      <text:p text:style-name="P5">Skills</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Active v Travel v Rest</text:p>
      <text:p text:style-name="P5"><text:tab/>Pace</text:p>
      <text:p text:style-name="P5"><text:tab/>Activities</text:p>
      <text:p text:style-name="P5"><text:tab/>Environment</text:p>
      <text:p text:style-name="P5"><text:tab/><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text:p>
      <text:p text:style-name="P5">Preparing and Casting</text:p>
      <text:p text:style-name="P5">Creativity</text:p>
      <text:h text:style-name="P24" text:outline-level="1">Appendix A: Tables</text:h>
      <text:h text:style-name="P24" text:outline-level="1"><text:span text:style-name="T12">Appendix B: Fea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2H34M29S</meta:editing-duration>
    <meta:editing-cycles>6</meta:editing-cycles>
    <meta:generator>OpenOffice/4.1.12$Win32 OpenOffice.org_project/4112m1$Build-9809</meta:generator>
    <dc:date>2022-08-17T02:18:56.62</dc:date>
    <meta:document-statistic meta:table-count="0" meta:image-count="0" meta:object-count="0" meta:page-count="10" meta:paragraph-count="149" meta:word-count="2006" meta:character-count="11492"/>
  </office:meta>
</office:document-meta>
</file>